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3.814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74pt solid #000000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order="0.74pt solid #000000"/>
    </style:style>
    <style:style style:name="ce5" style:family="table-cell" style:parent-style-name="Default" style:data-style-name="N0">
      <style:table-cell-properties fo:border="0.74pt solid #000000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PEDIDO (cod_pedido, fecha_pedido, cod_producto, nom_producto, cantidad)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<text:s/>Cod_pedido (PK)</text:p>
          </table:table-cell>
          <table:table-cell table:style-name="ce2" office:value-type="string" calcext:value-type="string">
            <text:p>fecha_pedido</text:p>
          </table:table-cell>
          <table:table-cell table:style-name="ce2" office:value-type="string" calcext:value-type="string">
            <text:p>cod_producto</text:p>
          </table:table-cell>
          <table:table-cell table:style-name="ce2" office:value-type="string" calcext:value-type="string">
            <text:p>nom_producto</text:p>
          </table:table-cell>
          <table:table-cell table:style-name="ce2" office:value-type="string" calcext:value-type="string">
            <text:p>cantidad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25-10-27" calcext:value-type="date">
            <text:p>27/10/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elevisor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25-10-27" calcext:value-type="date">
            <text:p>27/10/2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Ordenador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date" office:date-value="2025-10-28" calcext:value-type="date">
            <text:p>28/10/2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Impresora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o está en primera forma normal ya que en la misma clave primaria aparecen valores diferentes, solo deberian de verse los mismos valor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<text:s/>Cod_pedido (PK)</text:p>
          </table:table-cell>
          <table:table-cell table:style-name="ce2" office:value-type="string" calcext:value-type="string">
            <text:p>fecha_pedido</text:p>
          </table:table-cell>
          <table:table-cell table:style-name="ce2" office:value-type="string" calcext:value-type="string">
            <text:p>cod_producto</text:p>
          </table:table-cell>
          <table:table-cell table:style-name="ce2" office:value-type="string" calcext:value-type="string">
            <text:p>nom_producto</text:p>
          </table:table-cell>
          <table:table-cell table:style-name="ce2" office:value-type="string" calcext:value-type="string">
            <text:p>cantidad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25-10-27" calcext:value-type="date">
            <text:p>27/10/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elevisor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25-10-27" calcext:value-type="date">
            <text:p>27/10/2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Ordenador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quí se ve el fall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abla en Forma normal 1 (Se pasan las columnas que generan valores diferentes con la misma PK a una tabla formada por esas columnas, la pk original y otra Pk)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od_pedido (PK)</text:p>
          </table:table-cell>
          <table:table-cell table:style-name="ce3" office:value-type="string" calcext:value-type="string">
            <text:p>cod_producto (PK)</text:p>
          </table:table-cell>
          <table:table-cell table:style-name="ce2" office:value-type="string" calcext:value-type="string">
            <text:p>nom_producto</text:p>
          </table:table-cell>
          <table:table-cell table:style-name="ce2" office:value-type="string" calcext:value-type="string">
            <text:p>cantidad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elevisor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Ordenador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Impresora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6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ambién se deja la tabla original con la PK original y se le añade solo la fila que no generase valores diferentes 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<text:s/>Cod_pedido (PK)</text:p>
          </table:table-cell>
          <table:table-cell table:style-name="ce2" office:value-type="string" calcext:value-type="string">
            <text:p>fecha_pedido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25-10-27" calcext:value-type="date">
            <text:p>27/10/2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date" office:date-value="2025-10-28" calcext:value-type="date">
            <text:p>28/10/25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Otro Ejemplo: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LUMNOS (<text:span text:style-name="T1">DNI_alumno (PK)</text:span>, Nombre_Alumno, cod_asignatura, nom_asignatura)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DNI_alumno (PK)</text:p>
          </table:table-cell>
          <table:table-cell table:style-name="ce2" office:value-type="string" calcext:value-type="string">
            <text:p>Nombre_Alumno</text:p>
          </table:table-cell>
          <table:table-cell table:style-name="ce2" office:value-type="string" calcext:value-type="string">
            <text:p>cod_asignatura</text:p>
          </table:table-cell>
          <table:table-cell table:style-name="ce2" office:value-type="string" calcext:value-type="string">
            <text:p>nom_asignatura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23456789Z</text:p>
          </table:table-cell>
          <table:table-cell table:style-name="ce2" office:value-type="string" calcext:value-type="string">
            <text:p>Javier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B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23456789Z</text:p>
          </table:table-cell>
          <table:table-cell table:style-name="ce2" office:value-type="string" calcext:value-type="string">
            <text:p>Javier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Programación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27193495J</text:p>
          </table:table-cell>
          <table:table-cell table:style-name="ce2" office:value-type="string" calcext:value-type="string">
            <text:p>Eva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L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ueva tabla ya que no esta en 1F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ATRICULADOS (<text:span text:style-name="T2">DNI_Alumno (PK)</text:span>, <text:span text:style-name="T1">cod_asignatura (PK)</text:span>, nomb_asignatura)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DNI_alumno (PK)</text:p>
          </table:table-cell>
          <table:table-cell table:style-name="ce3" office:value-type="string" calcext:value-type="string">
            <text:p>cod_asignatura (PK)</text:p>
          </table:table-cell>
          <table:table-cell table:style-name="ce2" office:value-type="string" calcext:value-type="string">
            <text:p>nom_asignatura</text:p>
          </table:table-cell>
          <table:table-cell table:style-name="ce2"/>
          <table:table-cell/>
        </table:table-row>
        <table:table-row table:style-name="ro1">
          <table:table-cell/>
          <table:table-cell table:style-name="ce2" office:value-type="string" calcext:value-type="string">
            <text:p>23456789Z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BD</text:p>
          </table:table-cell>
          <table:table-cell table:style-name="ce2"/>
          <table:table-cell/>
        </table:table-row>
        <table:table-row table:style-name="ro1">
          <table:table-cell/>
          <table:table-cell table:style-name="ce2" office:value-type="string" calcext:value-type="string">
            <text:p>23456789Z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Programación</text:p>
          </table:table-cell>
          <table:table-cell table:style-name="ce2"/>
          <table:table-cell/>
        </table:table-row>
        <table:table-row table:style-name="ro1">
          <table:table-cell/>
          <table:table-cell table:style-name="ce2" office:value-type="string" calcext:value-type="string">
            <text:p>27193495J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LM</text:p>
          </table:table-cell>
          <table:table-cell table:style-name="ce2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LUMNOS(DNI_Alumno (PK), Nombre_Alumno)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3" office:value-type="string" calcext:value-type="string">
            <text:p>DNI_alumno (PK)</text:p>
          </table:table-cell>
          <table:table-cell table:style-name="ce2" office:value-type="string" calcext:value-type="string">
            <text:p>Nombre_Alumno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23456789Z</text:p>
          </table:table-cell>
          <table:table-cell table:style-name="ce2" office:value-type="string" calcext:value-type="string">
            <text:p>Javier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27193495J</text:p>
          </table:table-cell>
          <table:table-cell table:style-name="ce2" office:value-type="string" calcext:value-type="string">
            <text:p>Eva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5:38:38.508651100</meta:creation-date>
    <dc:date>2025-10-30T16:22:47.236850900</dc:date>
    <meta:editing-duration>PT10M15S</meta:editing-duration>
    <meta:editing-cycles>1</meta:editing-cycles>
    <meta:generator>LibreOffice/25.8.2.2$Windows_X86_64 LibreOffice_project/d401f2107ccab8f924a8e2df40f573aab7605b6f</meta:generator>
    <meta:document-statistic meta:table-count="1" meta:cell-count="102" meta:object-count="0"/>
  </office:meta>
</office:document-meta>
</file>